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001cm"/>
    </style:style>
    <style:style style:name="Tabelle1.B" style:family="table-column">
      <style:table-column-properties style:column-width="12.0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hadow="none"/>
    </style:style>
    <style:style style:name="Tabelle2.A" style:family="table-column">
      <style:table-column-properties style:column-width="2.699cm"/>
    </style:style>
    <style:style style:name="Tabelle2.B" style:family="table-column">
      <style:table-column-properties style:column-width="14.314cm"/>
    </style:style>
    <style:style style:name="Tabelle2.1" style:family="table-row">
      <style:table-row-properties style:min-row-height="0.79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middle"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0.05pt solid #000000" fo:border-top="none" fo:border-bottom="0.05pt solid #000000"/>
    </style:style>
    <style:style style:name="Tabelle2.A27" style:family="table-cell">
      <style:table-cell-properties fo:padding="0.097cm" fo:border-left="0.05pt solid #000000" fo:border-right="none" fo:border-top="none" fo:border-bottom="0.05pt solid #000000"/>
    </style:style>
    <style:style style:name="Tabelle2.B27" style:family="table-cell">
      <style:table-cell-properties fo:padding="0.097cm" fo:border-left="0.05pt solid #000000" fo:border-right="0.05pt solid #000000" fo:border-top="none" fo:border-bottom="0.05pt solid #000000"/>
    </style:style>
    <style:style style:name="Tabelle2.A28" style:family="table-cell">
      <style:table-cell-properties fo:padding="0.097cm" fo:border-left="0.05pt solid #000000" fo:border-right="none" fo:border-top="none" fo:border-bottom="0.05pt solid #000000"/>
    </style:style>
    <style:style style:name="Tabelle2.B28" style:family="table-cell">
      <style:table-cell-properties fo:padding="0.097cm" fo:border-left="0.05pt solid #000000" fo:border-right="0.05pt solid #000000" fo:border-top="none" fo:border-bottom="0.05pt solid #000000"/>
    </style:style>
    <style:style style:name="Tabelle2.A29" style:family="table-cell">
      <style:table-cell-properties fo:padding="0.097cm" fo:border-left="0.05pt solid #000000" fo:border-right="none" fo:border-top="none" fo:border-bottom="0.05pt solid #000000"/>
    </style:style>
    <style:style style:name="Tabelle2.B29" style:family="table-cell">
      <style:table-cell-properties fo:padding="0.097cm" fo:border-left="0.05pt solid #000000" fo:border-right="0.05pt solid #000000" fo:border-top="none" fo:border-bottom="0.05pt solid #000000"/>
    </style:style>
    <style:style style:name="Tabelle2.A30" style:family="table-cell">
      <style:table-cell-properties fo:padding="0.097cm" fo:border-left="0.05pt solid #000000" fo:border-right="none" fo:border-top="none" fo:border-bottom="0.05pt solid #000000"/>
    </style:style>
    <style:style style:name="Tabelle2.B3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P3" style:family="paragraph" style:parent-style-name="Text_20_body">
      <style:text-properties fo:language="de" fo:country="DE" officeooo:rsid="0007a5bc" officeooo:paragraph-rsid="0007a5bc" style:language-asian="zxx" style:country-asian="none" style:language-complex="zxx" style:country-complex="none"/>
    </style:style>
    <style:style style:name="P4" style:family="paragraph" style:parent-style-name="Text_20_body">
      <style:text-properties fo:language="de" fo:country="DE" officeooo:rsid="0007a5bc" officeooo:paragraph-rsid="000d486c" style:language-asian="zxx" style:country-asian="none" style:language-complex="zxx" style:country-complex="none"/>
    </style:style>
    <style:style style:name="P5" style:family="paragraph" style:parent-style-name="Text_20_body">
      <style:text-properties fo:language="de" fo:country="DE" officeooo:rsid="00081d63" officeooo:paragraph-rsid="00081d63" style:language-asian="zxx" style:country-asian="none" style:language-complex="zxx" style:country-complex="none"/>
    </style:style>
    <style:style style:name="P6" style:family="paragraph" style:parent-style-name="Table_20_Heading">
      <style:text-properties style:font-name="Open Sans" fo:language="de" fo:country="DE" officeooo:rsid="000ffab0" officeooo:paragraph-rsid="000ffab0" style:language-asian="zxx" style:country-asian="none" style:language-complex="zxx" style:country-complex="none"/>
    </style:style>
    <style:style style:name="P7" style:family="paragraph" style:parent-style-name="Table_20_Contents">
      <style:text-properties style:font-name="Open Sans" fo:language="de" fo:country="DE" style:language-asian="zxx" style:country-asian="none" style:language-complex="zxx" style:country-complex="none"/>
    </style:style>
    <style:style style:name="P8" style:family="paragraph" style:parent-style-name="Table_20_Contents">
      <style:text-properties style:font-name="Open Sans" fo:language="de" fo:country="DE" officeooo:rsid="000ffab0" officeooo:paragraph-rsid="000ffab0" style:language-asian="zxx" style:country-asian="none" style:language-complex="zxx" style:country-complex="none"/>
    </style:style>
    <style:style style:name="P9" style:family="paragraph" style:parent-style-name="Table_20_Contents">
      <style:text-properties style:font-name="Open Sans" fo:language="de" fo:country="DE" officeooo:rsid="0017fb74" officeooo:paragraph-rsid="0017fb74" style:language-asian="zxx" style:country-asian="none" style:language-complex="zxx" style:country-complex="none"/>
    </style:style>
    <style:style style:name="P10" style:family="paragraph" style:parent-style-name="Table_20_Contents">
      <style:text-properties style:font-name="Open Sans" fo:language="de" fo:country="DE" officeooo:rsid="0019d775" officeooo:paragraph-rsid="0019d775" style:language-asian="zxx" style:country-asian="none" style:language-complex="zxx" style:country-complex="none"/>
    </style:style>
    <style:style style:name="P11" style:family="paragraph" style:parent-style-name="Table_20_Contents">
      <style:text-properties style:font-name="Open Sans" fo:language="de" fo:country="DE" officeooo:rsid="001af67f" officeooo:paragraph-rsid="001af67f" style:language-asian="zxx" style:country-asian="none" style:language-complex="zxx" style:country-complex="none"/>
    </style:style>
    <style:style style:name="P12" style:family="paragraph" style:parent-style-name="Text_20_body">
      <style:text-properties officeooo:paragraph-rsid="002a8f35"/>
    </style:style>
    <style:style style:name="P13" style:family="paragraph" style:parent-style-name="Text_20_body">
      <style:text-properties fo:language="de" fo:country="DE" officeooo:rsid="00081d63" officeooo:paragraph-rsid="00081d63" style:language-asian="zxx" style:country-asian="none" style:language-complex="zxx" style:country-complex="none"/>
    </style:style>
    <style:style style:name="P14" style:family="paragraph" style:parent-style-name="Text_20_body">
      <style:text-properties officeooo:paragraph-rsid="002bd0c9"/>
    </style:style>
    <style:style style:name="P15" style:family="paragraph" style:parent-style-name="Text_20_body" style:list-style-name="L6">
      <style:text-properties officeooo:paragraph-rsid="002bd0c9"/>
    </style:style>
    <style:style style:name="P16" style:family="paragraph" style:parent-style-name="Text_20_body" style:list-style-name="L7">
      <style:text-properties officeooo:paragraph-rsid="002bd0c9"/>
    </style:style>
    <style:style style:name="P17" style:family="paragraph" style:parent-style-name="Text_20_body" style:list-style-name="L7">
      <style:text-properties officeooo:paragraph-rsid="002cf64c"/>
    </style:style>
    <style:style style:name="P18" style:family="paragraph" style:parent-style-name="Text_20_body">
      <style:text-properties officeooo:paragraph-rsid="002ec8ed"/>
    </style:style>
    <style:style style:name="P19" style:family="paragraph" style:parent-style-name="Heading_20_1">
      <style:text-properties fo:language="de" fo:country="DE" style:language-asian="zxx" style:country-asian="none" style:language-complex="zxx" style:country-complex="none"/>
    </style:style>
    <style:style style:name="P20" style:family="paragraph" style:parent-style-name="Heading_20_1">
      <style:text-properties officeooo:paragraph-rsid="001e75c5"/>
    </style:style>
    <style:style style:name="P21" style:family="paragraph" style:parent-style-name="Heading_20_1">
      <style:text-properties officeooo:paragraph-rsid="002a8f35"/>
    </style:style>
    <style:style style:name="P22" style:family="paragraph" style:parent-style-name="Table_20_Contents" style:list-style-name="L1">
      <style:text-properties style:font-name="Open Sans" fo:language="de" fo:country="DE" officeooo:rsid="000ffab0" officeooo:paragraph-rsid="000ffab0" style:language-asian="zxx" style:country-asian="none" style:language-complex="zxx" style:country-complex="none"/>
    </style:style>
    <style:style style:name="P23" style:family="paragraph" style:parent-style-name="Table_20_Contents" style:list-style-name="L2">
      <style:text-properties style:font-name="Open Sans" fo:language="de" fo:country="DE" officeooo:rsid="00134247" officeooo:paragraph-rsid="0017fb74" style:language-asian="zxx" style:country-asian="none" style:language-complex="zxx" style:country-complex="none"/>
    </style:style>
    <style:style style:name="P24" style:family="paragraph" style:parent-style-name="Table_20_Contents" style:list-style-name="L3">
      <style:text-properties style:font-name="Open Sans" fo:language="de" fo:country="DE" officeooo:rsid="0017fb74" officeooo:paragraph-rsid="0017fb74" style:language-asian="zxx" style:country-asian="none" style:language-complex="zxx" style:country-complex="none"/>
    </style:style>
    <style:style style:name="P25" style:family="paragraph" style:parent-style-name="Table_20_Contents" style:list-style-name="L4">
      <style:text-properties style:font-name="Open Sans" fo:language="de" fo:country="DE" officeooo:rsid="0019d775" officeooo:paragraph-rsid="0019d775" style:language-asian="zxx" style:country-asian="none" style:language-complex="zxx" style:country-complex="none"/>
    </style:style>
    <style:style style:name="P26" style:family="paragraph" style:parent-style-name="Table_20_Contents" style:list-style-name="L5">
      <style:text-properties style:font-name="Open Sans" fo:language="de" fo:country="DE" officeooo:rsid="001af67f" officeooo:paragraph-rsid="001af67f" style:language-asian="zxx" style:country-asian="none" style:language-complex="zxx" style:country-complex="none"/>
    </style:style>
    <style:style style:name="P27" style:family="paragraph" style:parent-style-name="Table_20_Contents" style:list-style-name="L5">
      <style:text-properties style:font-name="Open Sans" fo:language="de" fo:country="DE" officeooo:rsid="0024b564" officeooo:paragraph-rsid="0024b564" style:language-asian="zxx" style:country-asian="none" style:language-complex="zxx" style:country-complex="none"/>
    </style:style>
    <style:style style:name="P28" style:family="paragraph" style:parent-style-name="Table_20_Contents" style:list-style-name="L2">
      <style:text-properties officeooo:paragraph-rsid="00134247"/>
    </style:style>
    <style:style style:name="P29" style:family="paragraph" style:parent-style-name="Table_20_Contents" style:list-style-name="L2">
      <style:text-properties officeooo:paragraph-rsid="0017fb74"/>
    </style:style>
    <style:style style:name="P30" style:family="paragraph" style:parent-style-name="Table_20_Contents" style:list-style-name="L3">
      <style:text-properties officeooo:rsid="0017fb74" officeooo:paragraph-rsid="0017fb74"/>
    </style:style>
    <style:style style:name="P31" style:family="paragraph" style:parent-style-name="Table_20_Contents">
      <style:text-properties style:font-name="Open Sans" fo:font-size="12pt" fo:language="de" fo:country="DE" style:font-size-asian="12pt" style:language-asian="zxx" style:country-asian="none" style:font-size-complex="12pt" style:language-complex="zxx" style:country-complex="none"/>
    </style:style>
    <style:style style:name="P32" style:family="paragraph" style:parent-style-name="Table_20_Contents">
      <style:text-properties style:font-name="Open Sans" fo:font-size="12pt" fo:language="de" fo:country="DE" officeooo:paragraph-rsid="0029dc5b" style:font-size-asian="12pt" style:language-asian="zxx" style:country-asian="none" style:font-size-complex="12pt" style:language-complex="zxx" style:country-complex="none"/>
    </style:style>
    <style:style style:name="P33" style:family="paragraph" style:parent-style-name="Table_20_Contents">
      <style:paragraph-properties fo:text-align="center" style:justify-single-word="false"/>
      <style:text-properties style:font-name="Open Sans" fo:font-size="12pt" fo:language="de" fo:country="DE" fo:font-weight="bold" fo:background-color="#ff6666" style:font-size-asian="12pt" style:language-asian="zxx" style:country-asian="none" style:font-weight-asian="bold" style:font-size-complex="12pt" style:language-complex="zxx" style:country-complex="none" style:font-weight-complex="bold"/>
    </style:style>
    <style:style style:name="P34" style:family="paragraph" style:parent-style-name="Table_20_Contents">
      <style:paragraph-properties fo:text-align="center" style:justify-single-word="false"/>
      <style:text-properties style:font-name="Open Sans" fo:font-size="12pt" fo:language="de" fo:country="DE" fo:font-weight="bold" officeooo:rsid="0029dc5b" officeooo:paragraph-rsid="0029dc5b" fo:background-color="#ff6666" style:font-size-asian="12pt" style:language-asian="zxx" style:country-asian="none" style:font-weight-asian="bold" style:font-size-complex="12pt" style:language-complex="zxx" style:country-complex="none" style:font-weight-complex="bold"/>
    </style:style>
    <style:style style:name="P35" style:family="paragraph" style:parent-style-name="Table_20_Contents">
      <style:paragraph-properties fo:text-align="center" style:justify-single-word="false"/>
      <style:text-properties style:font-name="Open Sans" fo:font-size="12pt" fo:language="de" fo:country="DE" fo:font-weight="bold" officeooo:rsid="0029dc5b" officeooo:paragraph-rsid="0029dc5b" fo:background-color="#ffff66" style:font-size-asian="12pt" style:language-asian="zxx" style:country-asian="none" style:font-weight-asian="bold" style:font-size-complex="12pt" style:language-complex="zxx" style:country-complex="none" style:font-weight-complex="bold"/>
    </style:style>
    <style:style style:name="P36" style:family="paragraph" style:parent-style-name="Table_20_Contents">
      <style:paragraph-properties fo:text-align="center" style:justify-single-word="false"/>
      <style:text-properties style:font-name="Open Sans" fo:font-size="12pt" fo:language="de" fo:country="DE" fo:font-weight="bold" fo:background-color="#ffff66" style:font-size-asian="12pt" style:language-asian="zxx" style:country-asian="none" style:font-weight-asian="bold" style:font-size-complex="12pt" style:language-complex="zxx" style:country-complex="none" style:font-weight-complex="bold"/>
    </style:style>
    <style:style style:name="P37" style:family="paragraph" style:parent-style-name="Table_20_Contents">
      <style:text-properties style:font-name="Open Sans" fo:font-size="12pt" fo:language="de" fo:country="DE"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38" style:family="paragraph" style:parent-style-name="Table_20_Contents">
      <style:paragraph-properties fo:text-align="center" style:justify-single-word="false"/>
      <style:text-properties style:font-name="Open Sans" fo:language="de" fo:country="DE" fo:font-weight="bold" officeooo:rsid="0029dc5b" officeooo:paragraph-rsid="0029dc5b" fo:background-color="#ff6666" style:language-asian="zxx" style:country-asian="none" style:font-weight-asian="bold" style:language-complex="zxx" style:country-complex="none" style:font-weight-complex="bold"/>
    </style:style>
    <style:style style:name="P39" style:family="paragraph" style:parent-style-name="Table_20_Contents">
      <style:paragraph-properties fo:text-align="center" style:justify-single-word="false"/>
      <style:text-properties style:font-name="Open Sans" fo:language="de" fo:country="DE" fo:font-weight="bold" officeooo:rsid="002a8f35" officeooo:paragraph-rsid="002a8f35" fo:background-color="#ff6666" style:language-asian="zxx" style:country-asian="none" style:font-weight-asian="bold" style:language-complex="zxx" style:country-complex="none" style:font-weight-complex="bold"/>
    </style:style>
    <style:style style:name="P40" style:family="paragraph" style:parent-style-name="Table_20_Contents">
      <style:paragraph-properties fo:text-align="center" style:justify-single-word="false"/>
      <style:text-properties style:font-name="Open Sans" fo:language="de" fo:country="DE" fo:font-weight="bold" officeooo:rsid="0029dc5b" officeooo:paragraph-rsid="0029dc5b" fo:background-color="#ffff66" style:language-asian="zxx" style:country-asian="none" style:font-weight-asian="bold" style:language-complex="zxx" style:country-complex="none" style:font-weight-complex="bold"/>
    </style:style>
    <style:style style:name="P41" style:family="paragraph" style:parent-style-name="Table_20_Contents">
      <style:paragraph-properties fo:text-align="center" style:justify-single-word="false"/>
      <style:text-properties style:font-name="Open Sans" fo:language="de" fo:country="DE" fo:font-weight="bold" officeooo:rsid="002a8f35" officeooo:paragraph-rsid="002a8f35" fo:background-color="#ffff66" style:language-asian="zxx" style:country-asian="none" style:font-weight-asian="bold" style:language-complex="zxx" style:country-complex="none" style:font-weight-complex="bold"/>
    </style:style>
    <style:style style:name="P42" style:family="paragraph" style:parent-style-name="Table_20_Contents">
      <style:text-properties style:font-name="Open Sans" fo:language="de" fo:country="DE" officeooo:rsid="002841b4" officeooo:paragraph-rsid="002841b4" style:language-asian="zxx" style:country-asian="none" style:language-complex="zxx" style:country-complex="none"/>
    </style:style>
    <style:style style:name="P43" style:family="paragraph" style:parent-style-name="Table_20_Contents">
      <style:text-properties style:font-name="Open Sans" fo:language="de" fo:country="DE" officeooo:rsid="0029dc5b" officeooo:paragraph-rsid="0029dc5b" style:language-asian="zxx" style:country-asian="none" style:language-complex="zxx" style:country-complex="none"/>
    </style:style>
    <style:style style:name="P44" style:family="paragraph" style:parent-style-name="Table_20_Contents">
      <style:text-properties style:font-name="Open Sans" fo:language="de" fo:country="DE" officeooo:rsid="002a8f35" officeooo:paragraph-rsid="002a8f35" style:language-asian="zxx" style:country-asian="none" style:language-complex="zxx" style:country-complex="non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paragraph-properties fo:text-align="center" style:justify-single-word="false"/>
      <style:text-properties style:font-name="Open Sans" fo:font-size="20pt" fo:language="de" fo:country="DE" fo:font-weight="bold" officeooo:rsid="0004bcc9" officeooo:paragraph-rsid="0004bcc9" style:font-size-asian="20pt" style:language-asian="zxx" style:country-asian="none" style:font-weight-asian="bold" style:font-size-complex="20pt" style:language-complex="zxx" style:country-complex="none" style:font-weight-complex="bold"/>
    </style:style>
    <style:style style:name="P47" style:family="paragraph" style:parent-style-name="Standard">
      <style:paragraph-properties fo:text-align="center" style:justify-single-word="false"/>
      <style:text-properties style:font-name="Open Sans" fo:font-size="12pt" fo:language="de" fo:country="DE" fo:font-weight="normal" officeooo:rsid="0004bcc9" officeooo:paragraph-rsid="0004bcc9"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T1" style:family="text">
      <style:text-properties style:font-name="Open Sans"/>
    </style:style>
    <style:style style:name="T2" style:family="text">
      <style:text-properties style:font-name="Open Sans" fo:language="de" fo:country="DE" style:language-asian="zxx" style:country-asian="none" style:language-complex="zxx" style:country-complex="none"/>
    </style:style>
    <style:style style:name="T3" style:family="text">
      <style:text-properties style:font-name="Open Sans" fo:language="de" fo:country="DE" officeooo:rsid="00134247" style:language-asian="zxx" style:country-asian="none" style:language-complex="zxx" style:country-complex="none"/>
    </style:style>
    <style:style style:name="T4" style:family="text">
      <style:text-properties style:font-name="Open Sans" fo:language="de" fo:country="DE" officeooo:rsid="0017fb74" style:language-asian="zxx" style:country-asian="none" style:language-complex="zxx" style:country-complex="none"/>
    </style:style>
    <style:style style:name="T5" style:family="text">
      <style:text-properties style:font-name="Open Sans" fo:language="de" fo:country="DE" officeooo:rsid="0013d341" style:language-asian="zxx" style:country-asian="none" style:language-complex="zxx" style:country-complex="none"/>
    </style:style>
    <style:style style:name="T6" style:family="text">
      <style:text-properties style:font-name="Open Sans" fo:language="de" fo:country="DE" officeooo:rsid="0024b564" style:language-asian="zxx" style:country-asian="none" style:language-complex="zxx" style:country-complex="none"/>
    </style:style>
    <style:style style:name="T7" style:family="text">
      <style:text-properties style:font-name="Open Sans" fo:language="de" fo:country="DE" fo:font-weight="normal" style:language-asian="zxx" style:country-asian="none" style:font-weight-asian="normal" style:language-complex="zxx" style:country-complex="none" style:font-weight-complex="normal"/>
    </style:style>
    <style:style style:name="T8" style:family="text">
      <style:text-properties style:font-name="Open Sans" fo:language="de" fo:country="DE" officeooo:rsid="0029dc5b" fo:background-color="#ff6666" loext:char-shading-value="0" style:language-asian="zxx" style:country-asian="none" style:language-complex="zxx" style:country-complex="none"/>
    </style:style>
    <style:style style:name="T9" style:family="text">
      <style:text-properties style:font-name="Open Sans" fo:language="de" fo:country="DE" officeooo:rsid="0029dc5b" fo:background-color="#ffff66" loext:char-shading-value="0" style:language-asian="zxx" style:country-asian="none" style:language-complex="zxx" style:country-complex="none"/>
    </style:style>
    <style:style style:name="T10" style:family="text">
      <style:text-properties style:font-name="Open Sans" fo:language="de" fo:country="DE" officeooo:rsid="002a8f35" fo:background-color="#ffff66" loext:char-shading-value="0" style:language-asian="zxx" style:country-asian="none" style:language-complex="zxx" style:country-complex="none"/>
    </style:style>
    <style:style style:name="T11" style:family="text">
      <style:text-properties style:font-name="Open Sans" officeooo:rsid="001e75c5"/>
    </style:style>
    <style:style style:name="T12" style:family="text">
      <style:text-properties style:font-name="Open Sans" officeooo:rsid="00201aed"/>
    </style:style>
    <style:style style:name="T13" style:family="text">
      <style:text-properties style:font-name="Open Sans" officeooo:rsid="002a8f35"/>
    </style:style>
    <style:style style:name="T14" style:family="text">
      <style:text-properties officeooo:rsid="0008e797"/>
    </style:style>
    <style:style style:name="T15" style:family="text">
      <style:text-properties officeooo:rsid="000d486c"/>
    </style:style>
    <style:style style:name="T16" style:family="text">
      <style:text-properties fo:font-weight="bold" style:font-weight-asian="bold" style:font-weight-complex="bold"/>
    </style:style>
    <style:style style:name="T17" style:family="text">
      <style:text-properties fo:font-weight="bold" officeooo:rsid="0011850d" style:font-weight-asian="bold" style:font-weight-complex="bold"/>
    </style:style>
    <style:style style:name="T18" style:family="text">
      <style:text-properties fo:font-weight="bold" officeooo:rsid="0014e3d3" style:font-weight-asian="bold" style:font-weight-complex="bold"/>
    </style:style>
    <style:style style:name="T19" style:family="text">
      <style:text-properties officeooo:rsid="001ca9cf"/>
    </style:style>
    <style:style style:name="T20" style:family="text">
      <style:text-properties officeooo:rsid="001d6885"/>
    </style:style>
    <style:style style:name="T21" style:family="text">
      <style:text-properties officeooo:rsid="0025928e"/>
    </style:style>
    <style:style style:name="T22" style:family="text">
      <style:text-properties officeooo:rsid="002841b4"/>
    </style:style>
    <style:style style:name="T23" style:family="text">
      <style:text-properties officeooo:rsid="0029dc5b"/>
    </style:style>
    <style:style style:name="T24" style:family="text">
      <style:text-properties style:font-name="Open Sans" fo:font-weight="bold" style:font-weight-asian="bold" style:font-weight-complex="bold"/>
    </style:style>
    <style:style style:name="T25" style:family="text">
      <style:text-properties style:font-name="Open Sans" fo:font-weight="bold" officeooo:rsid="002a8f35" style:font-weight-asian="bold" style:font-weight-complex="bold"/>
    </style:style>
    <style:style style:name="T26" style:family="text">
      <style:text-properties style:font-name="Open Sans" fo:language="de" fo:country="DE" officeooo:rsid="002a8f35" style:language-asian="zxx" style:country-asian="none" style:language-complex="zxx" style:country-complex="none"/>
    </style:style>
    <style:style style:name="T27" style:family="text">
      <style:text-properties style:font-name="Open Sans" fo:language="de" fo:country="DE" officeooo:rsid="002bd0c9" style:language-asian="zxx" style:country-asian="none" style:language-complex="zxx" style:country-complex="none"/>
    </style:style>
    <style:style style:name="T28" style:family="text">
      <style:text-properties style:font-name="Open Sans" fo:language="de" fo:country="DE" officeooo:rsid="002cf64c" style:language-asian="zxx" style:country-asian="none" style:language-complex="zxx" style:country-complex="none"/>
    </style:style>
    <style:style style:name="T29" style:family="text">
      <style:text-properties style:font-name="Open Sans" fo:language="de" fo:country="DE" officeooo:rsid="002ec8ed" style:language-asian="zxx" style:country-asian="none" style:language-complex="zxx" style:country-complex="none"/>
    </style:style>
    <style:style style:name="T30" style:family="text">
      <style:text-properties style:font-name="Open Sans" fo:language="de" fo:country="DE" fo:font-weight="bold" officeooo:rsid="002bd0c9" style:language-asian="zxx" style:country-asian="none" style:font-weight-asian="bold" style:language-complex="zxx" style:country-complex="none" style:font-weight-complex="bold"/>
    </style:style>
    <style:style style:name="T31" style:family="text">
      <style:text-properties style:font-name="Open Sans" fo:language="de" fo:country="DE" fo:font-weight="bold" officeooo:rsid="000e7e88" style:language-asian="zxx" style:country-asian="none" style:font-weight-asian="bold" style:language-complex="zxx" style:country-complex="none" style:font-weight-complex="bold"/>
    </style:style>
    <style:style style:name="T32" style:family="text">
      <style:text-properties style:font-name="Open Sans" fo:language="de" fo:country="DE" style:text-underline-style="solid" style:text-underline-width="auto" style:text-underline-color="font-color" fo:font-weight="bold" officeooo:rsid="002bd0c9" style:language-asian="zxx" style:country-asian="none" style:font-weight-asian="bold" style:language-complex="zxx" style:country-complex="none"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6">FreeMind Handbuch</text:p>
      <text:p text:style-name="P47">Version 1</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erstellt am 27.11.2016</text:p>
      <text:p text:style-name="P47">durch Daniel Körst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5"><text:a xlink:type="simple" xlink:href="#__RefHeading___Toc110_1499780464" text:style-name="Index_20_Link" text:visited-style-name="Index_20_Link">1 Lizenz<text:tab/>3</text:a></text:p>
          <text:p text:style-name="P45"><text:a xlink:type="simple" xlink:href="#__RefHeading___Toc549_376953000" text:style-name="Index_20_Link" text:visited-style-name="Index_20_Link">2 Sicherheit des Servers<text:tab/>4</text:a></text:p>
          <text:p text:style-name="P45"><text:a xlink:type="simple" xlink:href="#__RefHeading___Toc559_376953000" text:style-name="Index_20_Link" text:visited-style-name="Index_20_Link">3 Kleines ABC des Servers<text:tab/>5</text:a></text:p>
          <text:p text:style-name="P45"><text:a xlink:type="simple" xlink:href="#__RefHeading___Toc451_88423644" text:style-name="Index_20_Link" text:visited-style-name="Index_20_Link">4 Fehlerauswertung (Error-Log)<text:tab/>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9" text:outline-level="1"><text:bookmark-start text:name="__RefHeading___Toc110_1499780464"/><text:soft-page-break/>1<text:tab/>Lizenz<text:bookmark-end text:name="__RefHeading___Toc110_1499780464"/></text:h>
      <text:p text:style-name="P3">(C) 2016 <text:span text:style-name="T20">by Daniel Körsten aka TechnikAmateur</text:span>.</text:p>
      <text:p text:style-name="P3">Das Programm und all seine Bestandteile <text:span text:style-name="T14">(i.F. „Werk“)</text:span> sind durch die Creative Commons 4.0 by-nc-<text:span text:style-name="T15">sa</text:span> Lizenz geschützt. Diese enthält folgende <text:span text:style-name="T14">Elemente:</text:span></text:p>
      <text:p text:style-name="P4">Das Werk <text:span text:style-name="T15">DARF</text:span> beliebig oft und in jeder Form (Medium) kopiert und weitergegeben werden. Bearbeitungen des Werkes und seinen Bestandteilen, sowie deren Veröffentlichung sind zulässig. Bedingung ist die Namensnennung des 'Creators', <text:span text:style-name="T15">sowie eine Weitergabe „unter den gleichen Bedingungen“. Dies bedeutet eine Weitergabe des Werkes NUR unter derselben Lizenz. Vorgenommene Änderungen müssen markiert werden.</text:span></text:p>
      <text:p text:style-name="P4">Der Lizenzgeber kann ihnen diese Recht<text:span text:style-name="T15">e</text:span> nicht entziehen, solange sie sich an die Lizenzbestimmungen halten.</text:p>
      <text:p text:style-name="P5">Das <text:span text:style-name="T14">Werk</text:span> darf <text:span text:style-name="T15">NUR</text:span> für <text:span text:style-name="T15">NICHT-</text:span>kommerzielle Zwecke eingesetzt werden. Das schließt ein, dass durch/mit dem Programm keine Gewinne erzielt werden dürfen.</text:p>
      <text:p text:style-name="P5"><text:span text:style-name="Teletype"><text:span text:style-name="T1">Die Veröffentlichung dieses Programms erfolgt in der Hoffnung, dass es Ihnen von Nutzen sein wird, aber OHNE IRGENDEINE GARANTIE, sogar ohne die implizite Garantie der MARKTREIFE oder der VERWENDBARKEIT FÜR EINEN BESTIMMTEN ZWECK.</text:span></text:span></text:p>
      <text:p text:style-name="P5"><text:span text:style-name="Teletype"><text:span text:style-name="T2"/></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h text:style-name="P21" text:outline-level="1"><text:bookmark-start text:name="__RefHeading___Toc549_376953000"/><text:soft-page-break/><text:span text:style-name="Teletype"><text:span text:style-name="T26">2<text:tab/>Sicherheit des Servers</text:span></text:span><text:bookmark-end text:name="__RefHeading___Toc549_376953000"/></text:h>
      <text:p text:style-name="P12"><text:span text:style-name="Teletype"><text:span text:style-name="T26">Dieser auf Debian basierter Server bietet von seinem Aufbau und Konfiguration ei</text:span></text:span><text:span text:style-name="Teletype"><text:span text:style-name="T27">ne</text:span></text:span><text:span text:style-name="Teletype"><text:span text:style-name="T26"> sehr gute Sicherheit gegenüber Windows basierten System.</text:span></text:span></text:p>
      <text:p text:style-name="P12"><text:span text:style-name="Teletype"><text:span text:style-name="T26"/></text:span></text:p>
      <text:p text:style-name="P12"><text:span text:style-name="Teletype"><text:span text:style-name="T26">"Ist Linux zu </text:span></text:span><text:span text:style-name="Teletype"><text:span text:style-name="T27">100 %</text:span></text:span><text:span text:style-name="Teletype"><text:span text:style-name="T26"> sicher?</text:span></text:span></text:p>
      <text:p text:style-name="P12"><text:span text:style-name="Teletype"><text:span text:style-name="T26">Nein! Es ist weit davon entfernt, wenn auch nicht so weit, wie </text:span></text:span><text:span text:style-name="Teletype"><text:span text:style-name="T27">andere…</text:span></text:span><text:span text:style-name="Teletype"><text:span text:style-name="T26">"</text:span></text:span></text:p>
      <text:p text:style-name="P14"><text:span text:style-name="Teletype"><text:span text:style-name="T26"/></text:span></text:p>
      <text:p text:style-name="P14"><text:span text:style-name="Teletype"><text:span text:style-name="T30">„Die größte Gefahr sitzt in der Praxis vor dem Bildschirm:</text:span></text:span><text:span text:style-name="Teletype"><text:span text:style-name="T27"> auch das beste Betriebssystem kann nicht verhindern, dass ein unvorsichtiger Anwender seine Bankdaten per unverschlüsselter E-Mail versendet oder Dateien aus fragwürdigen Quellen abspeichert.“</text:span></text:span></text:p>
      <text:p text:style-name="P14"><text:span text:style-name="Teletype"><text:span text:style-name="T27">Einerseits entfallen unter Linux bisher diffuse Gefahren wie Würmer, Viren, Spyware &amp; Co. Dennoch ist es eine Sache gesunden Menschenverstands, bei sensiblen Daten prinzipiell wachsam zu sein. Und sich die folgenden beiden Grundsätze immer wieder vor Augen zu halten:</text:span></text:span></text:p>
      <text:list xml:id="list5205636606814537990" text:style-name="L6">
        <text:list-item>
          <text:p text:style-name="P15"><text:span text:style-name="Teletype"><text:span text:style-name="T30">Sicherheit ist </text:span></text:span><text:span text:style-name="Teletype"><text:span text:style-name="T32">immer</text:span></text:span><text:span text:style-name="Teletype"><text:span text:style-name="T30"> ein Balanceakt zwischen unbequem und komfortabel</text:span></text:span></text:p>
        </text:list-item>
        <text:list-item>
          <text:p text:style-name="P15"><text:span text:style-name="Teletype"><text:span text:style-name="T30">ein Computer ist nur so sicher wie ein Benutzer im Umgang mit demselben</text:span></text:span></text:p>
        </text:list-item>
      </text:list>
      <text:p text:style-name="P14"><text:span text:style-name="Teletype"><text:span text:style-name="T27">Folgende Dinge sollten beim Umgang mit dem Server beachtet werden:</text:span></text:span></text:p>
      <text:list xml:id="list2494091898116379003" text:style-name="L7">
        <text:list-item>
          <text:p text:style-name="P16"><text:span text:style-name="Teletype"><text:span text:style-name="T27">niemals Pakete aus nicht zertifizierten Quellen herunterladen</text:span></text:span></text:p>
        </text:list-item>
        <text:list-item>
          <text:p text:style-name="P16"><text:span text:style-name="Teletype"><text:span text:style-name="T27">niemals Skripte auf den Server herunterladen und ausführen</text:span></text:span></text:p>
        </text:list-item>
        <text:list-item>
          <text:p text:style-name="P16"><text:span text:style-name="Teletype"><text:span text:style-name="T27">sich im Internet auf mehren Seiten über die Vertrauenswürdigkeit bestimmter Pakete/Skripte/Programme informieren</text:span></text:span></text:p>
        </text:list-item>
        <text:list-item>
          <text:p text:style-name="P16"><text:span text:style-name="Teletype"><text:span text:style-name="T27">die Antivirussoftware (wenn möglich stets Avira; </text:span></text:span><text:span text:style-name="Teletype"><text:span text:style-name="T28">Linux Clients ausgenommen</text:span></text:span><text:span text:style-name="Teletype"><text:span text:style-name="T27">) auf den Clients aktuell halten und niemals auf die Antivirussoftware von Microsoft vertrauen</text:span></text:span></text:p>
        </text:list-item>
        <text:list-item>
          <text:p text:style-name="P16"><text:span text:style-name="Teletype"><text:span text:style-name="T27">Passwörter </text:span></text:span><text:span text:style-name="Teletype"><text:span text:style-name="T28">sollten</text:span></text:span><text:span text:style-name="Teletype"><text:span text:style-name="T27"> aus: 8 Zeichen, Groß- und Kleinschreibung, sowie Zahlen bestehen</text:span></text:span></text:p>
        </text:list-item>
        <text:list-item>
          <text:p text:style-name="P16"><text:span text:style-name="Teletype"><text:span text:style-name="T27">Passwörter niemals weitergeben</text:span></text:span></text:p>
        </text:list-item>
        <text:list-item>
          <text:p text:style-name="P16"><text:span text:style-name="Teletype"><text:span text:style-name="T27">Nach dem Zugriff Dritter alle Passwörter ändern</text:span></text:span></text:p>
        </text:list-item>
        <text:list-item>
          <text:p text:style-name="P17"><text:span text:style-name="Teletype"><text:span text:style-name="T28">Sicherheitsaktualisierungen stets einspielen</text:span></text:span><text:span text:style-name="Teletype"><text:span text:style-name="T29">+</text:span></text:span></text:p>
        </text:list-item>
      </text:list>
      <text:p text:style-name="P18"><text:span text:style-name="Teletype"><text:span text:style-name="T28">Bei Beachtung dieser Ratschläge, sollte das System gegen Bedrohungen sehr gut gewappnet sein.</text:span></text:span></text:p>
      <text:p text:style-name="P18"><text:span text:style-name="Teletype"><text:span text:style-name="T29">(Quelle: </text:span></text:span><text:a xlink:type="simple" xlink:href="http://www.ubuntuusers.de/" text:style-name="Internet_20_link" text:visited-style-name="Visited_20_Internet_20_Link"><text:span text:style-name="Teletype">www.ubuntuusers.de</text:span></text:a><text:span text:style-name="Teletype"><text:span text:style-name="T29">)</text:span></text:span></text:p>
      <text:h text:style-name="Heading_20_1" text:outline-level="1"><text:bookmark-start text:name="__RefHeading___Toc559_376953000"/><text:soft-page-break/><text:span text:style-name="Teletype"><text:span text:style-name="T25">3</text:span></text:span><text:span text:style-name="Teletype"><text:span text:style-name="T24"><text:tab/></text:span></text:span><text:span text:style-name="Teletype"><text:span text:style-name="T31">Kleines ABC des Servers</text:span></text:span><text:bookmark-end text:name="__RefHeading___Toc559_376953000"/></text:h>
      <table:table table:name="Tabelle1" table:style-name="Tabelle1">
        <table:table-column table:style-name="Tabelle1.A"/>
        <table:table-column table:style-name="Tabelle1.B"/>
        <table:table-header-rows>
          <table:table-row>
            <table:table-cell table:style-name="Tabelle1.A1" office:value-type="string">
              <text:p text:style-name="P6">Problem</text:p>
            </table:table-cell>
            <table:table-cell table:style-name="Tabelle1.B1" office:value-type="string">
              <text:p text:style-name="P6">Lösungsansatz</text:p>
            </table:table-cell>
          </table:table-row>
        </table:table-header-rows>
        <table:table-row>
          <table:table-cell table:style-name="Tabelle1.A2" office:value-type="string">
            <text:p text:style-name="P8"><text:span text:style-name="T17">S</text:span>tartet nicht</text:p>
          </table:table-cell>
          <table:table-cell table:style-name="Tabelle1.B2" office:value-type="string">
            <text:list xml:id="list8443139975047230859" text:style-name="L1">
              <text:list-item>
                <text:p text:style-name="P22">Server vom Netz trennen; Einschaltknopf ca. 10 Sekunden drücken; Netzkabel wieder anschließen</text:p>
              </text:list-item>
              <text:list-item>
                <text:p text:style-name="P22">Falls keine Lösung erfolgt, liegt entweder ein Defekt des Netzteils (Kondensatoren) oder des Mainboards vor</text:p>
              </text:list-item>
            </text:list>
          </table:table-cell>
        </table:table-row>
        <table:table-row>
          <table:table-cell table:style-name="Tabelle1.A2" office:value-type="string">
            <text:p text:style-name="P8"><text:span text:style-name="T18">F</text:span>ährt nicht hoch</text:p>
          </table:table-cell>
          <table:table-cell table:style-name="Tabelle1.B2" office:value-type="string">
            <text:list xml:id="list954617174451624893" text:style-name="L2">
              <text:list-item>
                <text:p text:style-name="P28"><text:span text:style-name="T3">CMOS-Batterie (Typ CR</text:span><text:span text:style-name="T6">2</text:span><text:span text:style-name="T3">032) evtl. </text:span><text:span text:style-name="T4">l</text:span><text:span text:style-name="T3">eer</text:span></text:p>
              </text:list-item>
              <text:list-item>
                <text:p text:style-name="P29"><text:span text:style-name="T3">Sonst besteht ein Problem mit dem Betriebssystem (siehe </text:span><text:span text:style-name="T5">„</text:span><text:span text:style-name="T3">Neuinstallation")</text:span></text:p>
              </text:list-item>
              <text:list-item>
                <text:p text:style-name="P23">Startlaufwerk (SSD) ist defekt</text:p>
              </text:list-item>
            </text:list>
          </table:table-cell>
        </table:table-row>
        <table:table-row>
          <table:table-cell table:style-name="Tabelle1.A2" office:value-type="string">
            <text:p text:style-name="P9"><text:span text:style-name="T16">S</text:span>türzt ab</text:p>
          </table:table-cell>
          <table:table-cell table:style-name="Tabelle1.B2" office:value-type="string">
            <text:list xml:id="list5710513019628842932" text:style-name="L3">
              <text:list-item>
                <text:p text:style-name="P24">Eventuelle Überlastung – Zugang mit nur einem eingeschaltetem Computer testen</text:p>
              </text:list-item>
              <text:list-item>
                <text:p text:style-name="P24">Spannung des Netzteils nicht konstant (Kondensator defekt)</text:p>
              </text:list-item>
              <text:list-item>
                <text:p text:style-name="P30"><text:span text:style-name="T4">L</text:span><text:span text:style-name="T2">üfter ausgefallen; daraus folgt eventuelle Überhitzung → Prüfen, ob alle angeschlossenen Lüfter funktionieren</text:span></text:p>
              </text:list-item>
            </text:list>
          </table:table-cell>
        </table:table-row>
        <table:table-row>
          <table:table-cell table:style-name="Tabelle1.A2" office:value-type="string">
            <text:p text:style-name="P10"><text:span text:style-name="T16">L</text:span>aut – Server wird laut</text:p>
          </table:table-cell>
          <table:table-cell table:style-name="Tabelle1.B2" office:value-type="string">
            <text:list xml:id="list260265129954999973" text:style-name="L4">
              <text:list-item>
                <text:p text:style-name="P25">Filter säubern</text:p>
              </text:list-item>
              <text:list-item>
                <text:p text:style-name="P25">Prüfen, ob alle angeschlossenen Lüfter funktionieren</text:p>
              </text:list-item>
              <text:list-item>
                <text:p text:style-name="P25">Prüfen, ob der Server von allen Seiten Luft ansaugen kann</text:p>
              </text:list-item>
              <text:list-item>
                <text:p text:style-name="P25">Prüfen, ob die Umgebungstemperatur über <text:span text:style-name="T19">30 °C</text:span> liegt → Falls ja, Standort ändern</text:p>
              </text:list-item>
            </text:list>
          </table:table-cell>
        </table:table-row>
        <table:table-row>
          <table:table-cell table:style-name="Tabelle1.A2" office:value-type="string">
            <text:p text:style-name="P11"><text:span text:style-name="T16">V</text:span>erbindung – keine Verbindung <text:span text:style-name="T22">mit FreeMind-Tool</text:span></text:p>
          </table:table-cell>
          <table:table-cell table:style-name="Tabelle1.B2" office:value-type="string">
            <text:list xml:id="list2777707103497675204" text:style-name="L5">
              <text:list-item>
                <text:p text:style-name="P26">Möglicherweise ist eine Netzwerkfestplatte ausgefallen (siehe „Festplatte ausgefallen“)</text:p>
              </text:list-item>
              <text:list-item>
                <text:p text:style-name="P26">Softwareproblem mit Samba</text:p>
              </text:list-item>
              <text:list-item>
                <text:p text:style-name="P26">Dateisystem ist beschädigt (<text:span text:style-name="T19">z. B.</text:span> durch einen Stromausfall)</text:p>
              </text:list-item>
              <text:list-item>
                <text:p text:style-name="P27">Sonstiger Softwaredefekt (Betriebssystem, ect.<text:span text:style-name="T21">)</text:span></text:p>
              </text:list-item>
            </text:list>
          </table:table-cell>
        </table:table-row>
        <table:table-row>
          <table:table-cell table:style-name="Tabelle1.A2" office:value-type="string">
            <text:p text:style-name="P7"/>
          </table:table-cell>
          <table:table-cell table:style-name="Tabelle1.B2" office:value-type="string">
            <text:p text:style-name="P7"/>
          </table:table-cell>
        </table:table-row>
        <table:table-row>
          <table:table-cell table:style-name="Tabelle1.A2" office:value-type="string">
            <text:p text:style-name="P7"/>
          </table:table-cell>
          <table:table-cell table:style-name="Tabelle1.B2" office:value-type="string">
            <text:p text:style-name="P7"/>
          </table:table-cell>
        </table:table-row>
        <table:table-row>
          <table:table-cell table:style-name="Tabelle1.A2" office:value-type="string">
            <text:p text:style-name="P7"/>
          </table:table-cell>
          <table:table-cell table:style-name="Tabelle1.B2" office:value-type="string">
            <text:p text:style-name="P7"/>
          </table:table-cell>
        </table:table-row>
        <table:table-row>
          <table:table-cell table:style-name="Tabelle1.A2" office:value-type="string">
            <text:p text:style-name="P7"/>
          </table:table-cell>
          <table:table-cell table:style-name="Tabelle1.B2" office:value-type="string">
            <text:p text:style-name="P7"/>
          </table:table-cell>
        </table:table-row>
      </table:table>
      <text:p text:style-name="Text_20_body"><text:span text:style-name="Teletype"><text:span text:style-name="T7"/></text:span></text:p>
      <text:p text:style-name="Text_20_body"><text:span text:style-name="Teletype"><text:span text:style-name="T7"/></text:span></text:p>
      <text:h text:style-name="P20" text:outline-level="1"><text:bookmark-start text:name="__RefHeading___Toc451_88423644"/><text:soft-page-break/><text:span text:style-name="Teletype"><text:span text:style-name="T13">4</text:span></text:span><text:span text:style-name="Teletype"><text:span text:style-name="T11"><text:tab/>Fehlerauswertung (Error-</text:span></text:span><text:span text:style-name="Teletype"><text:span text:style-name="T12">Log</text:span></text:span><text:span text:style-name="Teletype"><text:span text:style-name="T11">)</text:span></text:span><text:bookmark-end text:name="__RefHeading___Toc451_8842364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37">Error-Code</text:p>
            </table:table-cell>
            <table:table-cell table:style-name="Tabelle2.B1" office:value-type="string">
              <text:p text:style-name="P37">Bedeutung</text:p>
            </table:table-cell>
          </table:table-row>
        </table:table-header-rows>
        <table:table-row>
          <table:table-cell table:style-name="Tabelle2.A14" office:value-type="string">
            <text:p text:style-name="P33">01</text:p>
          </table:table-cell>
          <table:table-cell table:style-name="Tabelle2.B2" office:value-type="string">
            <text:p text:style-name="P31">HDD 1 ist offline</text:p>
          </table:table-cell>
        </table:table-row>
        <table:table-row>
          <table:table-cell table:style-name="Tabelle2.A14" office:value-type="string">
            <text:p text:style-name="P33">02</text:p>
          </table:table-cell>
          <table:table-cell table:style-name="Tabelle2.B3" office:value-type="string">
            <text:p text:style-name="P31">HDD 2 ist offline</text:p>
          </table:table-cell>
        </table:table-row>
        <table:table-row>
          <table:table-cell table:style-name="Tabelle2.A14" office:value-type="string">
            <text:p text:style-name="P33">03</text:p>
          </table:table-cell>
          <table:table-cell table:style-name="Tabelle2.B4" office:value-type="string">
            <text:p text:style-name="P31">HDD 3 ist offline</text:p>
          </table:table-cell>
        </table:table-row>
        <table:table-row>
          <table:table-cell table:style-name="Tabelle2.A14" office:value-type="string">
            <text:p text:style-name="P36">04</text:p>
          </table:table-cell>
          <table:table-cell table:style-name="Tabelle2.B8" office:value-type="string">
            <text:p text:style-name="P31">Speicher <text:span text:style-name="T23">Laufwerk 1 </text:span>nähert sich Kapazität</text:p>
          </table:table-cell>
        </table:table-row>
        <table:table-row>
          <table:table-cell table:style-name="Tabelle2.A14" office:value-type="string">
            <text:p text:style-name="P35">05</text:p>
          </table:table-cell>
          <table:table-cell table:style-name="Tabelle2.B8" office:value-type="string">
            <text:p text:style-name="P31">Speicher <text:span text:style-name="T23">Laufwerk 2 </text:span>nähert sich Kapazität</text:p>
          </table:table-cell>
        </table:table-row>
        <table:table-row>
          <table:table-cell table:style-name="Tabelle2.A14" office:value-type="string">
            <text:p text:style-name="P35">06</text:p>
          </table:table-cell>
          <table:table-cell table:style-name="Tabelle2.B8" office:value-type="string">
            <text:p text:style-name="P31">Speicher <text:span text:style-name="T23">Laufwerk 3 </text:span>nähert sich Kapazität</text:p>
          </table:table-cell>
        </table:table-row>
        <table:table-row>
          <table:table-cell table:style-name="Tabelle2.A14" office:value-type="string">
            <text:p text:style-name="P35">07</text:p>
          </table:table-cell>
          <table:table-cell table:style-name="Tabelle2.B8" office:value-type="string">
            <text:p text:style-name="P31">Speicher <text:span text:style-name="T23">Systemlaufwerk </text:span>nähert sich Kapazität</text:p>
          </table:table-cell>
        </table:table-row>
        <table:table-row>
          <table:table-cell table:style-name="Tabelle2.A14" office:value-type="string">
            <text:p text:style-name="P33">0<text:span text:style-name="T23">8</text:span></text:p>
          </table:table-cell>
          <table:table-cell table:style-name="Tabelle2.B12" office:value-type="string">
            <text:p text:style-name="P32">Speicher <text:span text:style-name="T23">Laufwerk 1 </text:span>voll; <text:span text:style-name="T23">Fileserver Ausführung verhindert</text:span></text:p>
          </table:table-cell>
        </table:table-row>
        <table:table-row>
          <table:table-cell table:style-name="Tabelle2.A14" office:value-type="string">
            <text:p text:style-name="P34">09</text:p>
          </table:table-cell>
          <table:table-cell table:style-name="Tabelle2.B12" office:value-type="string">
            <text:p text:style-name="P31">Speicher <text:span text:style-name="T23">Laufwerk 2 </text:span>voll; <text:span text:style-name="T23">Kurzzeitbackup Ausführung verhindert</text:span></text:p>
          </table:table-cell>
        </table:table-row>
        <table:table-row>
          <table:table-cell table:style-name="Tabelle2.A14" office:value-type="string">
            <text:p text:style-name="P34">10</text:p>
          </table:table-cell>
          <table:table-cell table:style-name="Tabelle2.B12" office:value-type="string">
            <text:p text:style-name="P32">Speicher <text:span text:style-name="T23">Laufwerk 3 </text:span>voll; <text:span text:style-name="T23">Langzeitbackup Ausführung verhindert</text:span></text:p>
          </table:table-cell>
        </table:table-row>
        <table:table-row>
          <table:table-cell table:style-name="Tabelle2.A14" office:value-type="string">
            <text:p text:style-name="P34">11</text:p>
          </table:table-cell>
          <table:table-cell table:style-name="Tabelle2.B12" office:value-type="string">
            <text:p text:style-name="P31">Speicher <text:span text:style-name="T23">Systemlaufwerk </text:span>voll; <text:span text:style-name="T23">Fileserver Ausführung verhindert</text:span></text:p>
          </table:table-cell>
        </table:table-row>
        <table:table-row>
          <table:table-cell table:style-name="Tabelle2.A14" office:value-type="string">
            <text:p text:style-name="P34">12</text:p>
          </table:table-cell>
          <table:table-cell table:style-name="Tabelle2.B13" office:value-type="string">
            <text:p text:style-name="P31">Langzeit Backup nicht möglich</text:p>
          </table:table-cell>
        </table:table-row>
        <table:table-row>
          <table:table-cell table:style-name="Tabelle2.A14" office:value-type="string">
            <text:p text:style-name="P34">13</text:p>
          </table:table-cell>
          <table:table-cell table:style-name="Tabelle2.B14" office:value-type="string">
            <text:p text:style-name="P31">Kurzzeitbackup nicht möglich</text:p>
          </table:table-cell>
        </table:table-row>
        <table:table-row>
          <table:table-cell table:style-name="Tabelle2.A16" office:value-type="string">
            <text:p text:style-name="P34">14</text:p>
          </table:table-cell>
          <table:table-cell table:style-name="Tabelle2.B15" office:value-type="string">
            <text:p text:style-name="P31">Automatische Aktualisierung fehlgeschlagen</text:p>
          </table:table-cell>
        </table:table-row>
        <table:table-row>
          <table:table-cell table:style-name="Tabelle2.A16" office:value-type="string">
            <text:p text:style-name="P34">15</text:p>
          </table:table-cell>
          <table:table-cell table:style-name="Tabelle2.B16" office:value-type="string">
            <text:p text:style-name="P31">Laden der Update-Datenbank fehlgeschlagen</text:p>
          </table:table-cell>
        </table:table-row>
        <table:table-row>
          <table:table-cell table:style-name="Tabelle2.A17" office:value-type="string">
            <text:p text:style-name="P34">16</text:p>
          </table:table-cell>
          <table:table-cell table:style-name="Tabelle2.B17" office:value-type="string">
            <text:p text:style-name="P31">Fileserver konnte nicht gestartet werden</text:p>
          </table:table-cell>
        </table:table-row>
        <table:table-row>
          <table:table-cell table:style-name="Tabelle2.A23" office:value-type="string">
            <text:p text:style-name="P34">17</text:p>
          </table:table-cell>
          <table:table-cell table:style-name="Tabelle2.B18" office:value-type="string">
            <text:p text:style-name="P31">Dateisystemfehler auf Laufwerk 1</text:p>
          </table:table-cell>
        </table:table-row>
        <table:table-row>
          <table:table-cell table:style-name="Tabelle2.A23" office:value-type="string">
            <text:p text:style-name="P33">1<text:span text:style-name="T23">8</text:span></text:p>
          </table:table-cell>
          <table:table-cell table:style-name="Tabelle2.B19" office:value-type="string">
            <text:p text:style-name="P31">Dateisystemfehler auf Laufwerk 2</text:p>
          </table:table-cell>
        </table:table-row>
        <table:table-row>
          <table:table-cell table:style-name="Tabelle2.A23" office:value-type="string">
            <text:p text:style-name="P33">1<text:span text:style-name="T23">9</text:span></text:p>
          </table:table-cell>
          <table:table-cell table:style-name="Tabelle2.B20" office:value-type="string">
            <text:p text:style-name="P31">Dateisystemfehler auf Laufwerk 3</text:p>
          </table:table-cell>
        </table:table-row>
        <table:table-row>
          <table:table-cell table:style-name="Tabelle2.A23" office:value-type="string">
            <text:p text:style-name="P34">20</text:p>
          </table:table-cell>
          <table:table-cell table:style-name="Tabelle2.B21" office:value-type="string">
            <text:p text:style-name="P31">Dateisystemfehler auf Systemlaufwerk</text:p>
          </table:table-cell>
        </table:table-row>
        <table:table-row>
          <table:table-cell table:style-name="Tabelle2.A23" office:value-type="string">
            <text:p text:style-name="P38">21</text:p>
          </table:table-cell>
          <table:table-cell table:style-name="Tabelle2.B22" office:value-type="string">
            <text:p text:style-name="P42">Verbindungsaufbau zum Server fehlgeschlagen</text:p>
          </table:table-cell>
        </table:table-row>
        <table:table-row>
          <table:table-cell table:style-name="Tabelle2.A23" office:value-type="string">
            <text:p text:style-name="P38">22</text:p>
          </table:table-cell>
          <table:table-cell table:style-name="Tabelle2.B23" office:value-type="string">
            <text:p text:style-name="P42">Skriptfehler auf Serverseite. Entweder beseteht ein Problem mit der Datenbank oder eine wichtige Programmkomponente konnte nicht geladen werden.</text:p>
          </table:table-cell>
        </table:table-row>
        <table:table-row>
          <table:table-cell table:style-name="Tabelle2.A24" office:value-type="string">
            <text:p text:style-name="P38">23</text:p>
          </table:table-cell>
          <table:table-cell table:style-name="Tabelle2.B24" office:value-type="string">
            <text:p text:style-name="P43">Eine Aktion konnte aufgrund eines Fehlers nicht durchgeführt werden</text:p>
          </table:table-cell>
        </table:table-row>
        <table:table-row>
          <table:table-cell table:style-name="Tabelle2.A25" office:value-type="string">
            <text:p text:style-name="P38">24</text:p>
          </table:table-cell>
          <table:table-cell table:style-name="Tabelle2.B25" office:value-type="string">
            <text:p text:style-name="P43">Wiederherstellung eines früheren Zustandes fehlgeschlagen</text:p>
          </table:table-cell>
        </table:table-row>
        <table:table-row>
          <table:table-cell table:style-name="Tabelle2.A26" office:value-type="string">
            <text:p text:style-name="P40">25</text:p>
          </table:table-cell>
          <table:table-cell table:style-name="Tabelle2.B26" office:value-type="string">
            <text:p text:style-name="P43">Ausführung des Befehls erzwungen. Bestätigungsroutine wurde überbrückt. Es steht nicht fest, ob der Befehl ausgeführt wurde.</text:p>
          </table:table-cell>
        </table:table-row>
        <table:table-row>
          <table:table-cell table:style-name="Tabelle2.A27" office:value-type="string">
            <text:p text:style-name="P40">26</text:p>
          </table:table-cell>
          <table:table-cell table:style-name="Tabelle2.B27" office:value-type="string">
            <text:p text:style-name="P43">Automatische Routine überbrückt. Manuelle Ausführung initiiert.</text:p>
          </table:table-cell>
        </table:table-row>
        <table:table-row>
          <table:table-cell table:style-name="Tabelle2.A28" office:value-type="string">
            <text:p text:style-name="P39">27</text:p>
          </table:table-cell>
          <table:table-cell table:style-name="Tabelle2.B28" office:value-type="string">
            <text:p text:style-name="P44">Befehl konnte nicht ausgeführt werden.</text:p>
          </table:table-cell>
        </table:table-row>
        <text:soft-page-break/>
        <table:table-row>
          <table:table-cell table:style-name="Tabelle2.A29" office:value-type="string">
            <text:p text:style-name="P39">28</text:p>
          </table:table-cell>
          <table:table-cell table:style-name="Tabelle2.B29" office:value-type="string">
            <text:p text:style-name="P44">Identifikation des Computers fehlgeschlagen. Zugriff wurde verweigert.</text:p>
          </table:table-cell>
        </table:table-row>
        <table:table-row>
          <table:table-cell table:style-name="Tabelle2.A30" office:value-type="string">
            <text:p text:style-name="P41">29</text:p>
          </table:table-cell>
          <table:table-cell table:style-name="Tabelle2.B30" office:value-type="string">
            <text:p text:style-name="P44">Ein anderer Computer greift auf FreeMind zu. Zugriff verweigert.</text:p>
          </table:table-cell>
        </table:table-row>
      </table:table>
      <text:p text:style-name="P12"><text:span text:style-name="Teletype"><text:span text:style-name="T9">Warnun</text:span></text:span><text:span text:style-name="Teletype"><text:span text:style-name="T10">g</text:span></text:span></text:p>
      <text:p text:style-name="P12"><text:span text:style-name="Teletype"><text:span text:style-name="T8">Kritis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 Sans" fo:font-family="'Ope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Open Sans1" fo:font-family="'Open Sans'" style:font-style-name="Fett"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Open Sans" fo:font-family="'Open Sans'" style:font-family-generic="swiss" style:font-pitch="variable" fo:font-size="14pt" fo:font-weight="bold" officeooo:rsid="0005bea1"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Open Sans2" fo:font-family="'Open Sans'" style:font-style-name="Standard"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Open Sans2" fo:font-family="'Open Sans'" style:font-style-name="Standard"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6M51S</meta:editing-duration>
    <meta:editing-cycles>35</meta:editing-cycles>
    <meta:generator>LibreOffice/5.2.0.4$Windows_X86_64 LibreOffice_project/066b007f5ebcc236395c7d282ba488bca6720265</meta:generator>
    <dc:date>2016-12-12T14:47:53.238000000</dc:date>
    <meta:printed-by>Daniel Körsten</meta:printed-by>
    <meta:print-date>2016-11-27T13:26:03.248000000</meta:print-date>
    <dc:creator>Daniel Körsten</dc:creator>
    <meta:document-statistic meta:table-count="2" meta:image-count="0" meta:object-count="0" meta:page-count="7" meta:paragraph-count="123" meta:word-count="804" meta:character-count="5736" meta:non-whitespace-character-count="5078"/>
    <meta:user-defined meta:name="Info 1"/>
    <meta:user-defined meta:name="Info 2"/>
    <meta:user-defined meta:name="Info 3"/>
    <meta:user-defined meta:name="Info 4"/>
  </office:meta>
</office:document-meta>
</file>